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andLineArgs.addNonOptionArg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Args.getOp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Args.getOptionValues( String op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Args.getNonOption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Args.addOptionArg( String optionName , @ Nullable String option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mandLineArgs.containsOption( String op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